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5cd6a" officeooo:paragraph-rsid="0015cd6a"/>
    </style:style>
    <style:style style:name="P3" style:family="paragraph" style:parent-style-name="Text_20_body">
      <style:paragraph-properties fo:margin-left="0cm" fo:margin-right="0cm" fo:text-indent="0cm" style:auto-text-indent="false"/>
      <style:text-properties officeooo:rsid="0015cd6a" officeooo:paragraph-rsid="0015cd6a"/>
    </style:style>
    <style:style style:name="P4" style:family="paragraph" style:parent-style-name="Text_20_body">
      <style:paragraph-properties fo:margin-left="0cm" fo:margin-right="0cm" fo:text-indent="0cm" style:auto-text-indent="false"/>
      <style:text-properties style:text-underline-style="none" officeooo:rsid="0015cd6a" officeooo:paragraph-rsid="0015cd6a"/>
    </style:style>
    <style:style style:name="P5" style:family="paragraph" style:parent-style-name="Text_20_body">
      <style:paragraph-properties fo:margin-left="0cm" fo:margin-right="0cm" fo:text-indent="0cm" style:auto-text-indent="false"/>
      <style:text-properties style:text-underline-style="solid" style:text-underline-width="auto" style:text-underline-color="font-color" officeooo:rsid="0018b0a9" officeooo:paragraph-rsid="0018b0a9"/>
    </style:style>
    <style:style style:name="P6" style:family="paragraph" style:parent-style-name="Text_20_body">
      <style:paragraph-properties fo:margin-left="0cm" fo:margin-right="0cm" fo:text-indent="0cm" style:auto-text-indent="false"/>
      <style:text-properties style:text-underline-style="none" officeooo:rsid="0018b0a9" officeooo:paragraph-rsid="0018b0a9"/>
    </style:style>
    <style:style style:name="P7" style:family="paragraph" style:parent-style-name="Text_20_body">
      <style:paragraph-properties fo:margin-left="0cm" fo:margin-right="0cm" fo:text-indent="0cm" style:auto-text-indent="false"/>
      <style:text-properties officeooo:rsid="0018b0a9" officeooo:paragraph-rsid="0018b0a9"/>
    </style:style>
    <style:style style:name="T1" style:family="text">
      <style:text-properties officeooo:rsid="0017735b"/>
    </style:style>
    <style:style style:name="T2" style:family="text">
      <style:text-properties style:text-underline-style="none"/>
    </style:style>
    <style:style style:name="T3" style:family="text">
      <style:text-properties officeooo:rsid="0019ed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Requête 1 :</text:p>
      <text:p text:style-name="P3">je dois réaliser un exercice qui consiste a utiliser une liste de 10 et de générer un texte d'environ 100 mot a partir de la liste avec une IA.</text:p>
      <text:p text:style-name="P3"/>
      <text:p text:style-name="P2">Requête 2 :</text:p>
      <text:p text:style-name="P4">les mots sont : bar, coma, boîte de nuit, raclette, belle, gentil, attentionné, manger, séduire, boire </text:p>
      <text:p text:style-name="P2"/>
      <text:p text:style-name="P2">Requête 3 :</text:p>
      <text:p text:style-name="P4">intéressant mais j'aimerais une fin différ<text:span text:style-name="T1">e</text:span>nte </text:p>
      <text:p text:style-name="P2"/>
      <text:p text:style-name="P2">Requête 4 :</text:p>
      <text:p text:style-name="P2"><text:span text:style-name="T2">vérifie qu'il manque bien aucun mots de la liste</text:span> </text:p>
      <text:p text:style-name="P2"/>
      <text:p text:style-name="P2">Requête 5 :</text:p>
      <text:p text:style-name="P2"><text:span text:style-name="T2">oui</text:span></text:p>
      <text:p text:style-name="P2"/>
      <text:p text:style-name="P2">Requête 6 :</text:p>
      <text:p text:style-name="P2"><text:span text:style-name="T2">je trouve que raclette n'est pas très bien intégré as tu une autre version ?</text:span> </text:p>
      <text:p text:style-name="P2"/>
      <text:p text:style-name="P2">Requête 7 :</text:p>
      <text:p text:style-name="P2"><text:span text:style-name="T2">le texte ne doit faire que environ 100mots</text:span> </text:p>
      <text:p text:style-name="P2"/>
      <text:p text:style-name="P2">Requête 8 :</text:p>
      <text:p text:style-name="P2"><text:span text:style-name="T2">vérifie que cela correspond a la liste</text:span> </text:p>
      <text:p text:style-name="P2"/>
      <text:p text:style-name="P2">Résultat final :</text:p>
      <text:p text:style-name="P1">Par une nuit étoilée, dans une boîte de nuit animée, un homme attentionné et gentil aperçut une belle femme. Ils se retrouvèrent au bar, où ils commencèrent à boire et à discuter. La conversation devint captivante, et ils décidèrent de manger une raclette dans un restaurant voisin. Entre les rires et les regards complices, ils se rapprochèrent. Le charme de l'homme réussit à séduire la femme, et ils passèrent une soirée inoubliable. Cependant, après avoir trop bu, l'homme se sentit mal et faillit tomber dans un coma éthylique. La femme veilla sur lui, et ils décidèrent de continuer à se voir. </text:p>
      <text:p text:style-name="P1"><text:soft-page-break/></text:p>
      <text:p text:style-name="P5">Critique :</text:p>
      <text:p text:style-name="P6">Bien que le premier texte est juste corrigé par l’IA et le deuxième générer par l’IA, ils restent dans le même champs lexical. A partir de la deuxième requête où il génère la première version du texte il a déjà exactement compris la consigne mais lorsque l’on veut modifier un peu le texte il en oublie un peu la consigne principal de l’exercice, je doit donc constamment lui rappeler les consigne (notamment la liste de mots). Ceci est quelque chose de récurrent que j’ai remarquer en utilisant l’IA, est que plus on fait de requête plus il se perd dans ce qu’il doit répondre c’est pourquoi lorsque je veut générer quelque chose de particulier je fais dans un premier temps un chat brouillon puis un nouveau chat ou je synthétise les bonnes requêtes en une seul et génère ce que je recherche. La différence entre mon texte et le sien est que son texte est plus g<text:span text:style-name="T3">é</text:span>n<text:span text:style-name="T3">é</text:span>ral alors que le miens j’y est introduit <text:span text:style-name="T3">des chose qui vont venir de mon vécu.</text:spa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0T17:13:42.093000000</meta:creation-date>
    <dc:date>2025-01-13T08:53:51.100000000</dc:date>
    <meta:editing-duration>PT12M39S</meta:editing-duration>
    <meta:editing-cycles>5</meta:editing-cycles>
    <meta:generator>LibreOffice/24.8.0.3$Windows_X86_64 LibreOffice_project/0bdf1299c94fe897b119f97f3c613e9dca6be583</meta:generator>
    <meta:document-statistic meta:table-count="0" meta:image-count="0" meta:object-count="0" meta:page-count="2" meta:paragraph-count="20" meta:word-count="393" meta:character-count="2163" meta:non-whitespace-character-count="1783"/>
  </office:meta>
</office:document-meta>
</file>